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C0000001B5EFC99F0.png" manifest:media-type="image/png"/>
  <manifest:file-entry manifest:full-path="Pictures/100002010000002D0000001246254031.png" manifest:media-type="image/png"/>
  <manifest:file-entry manifest:full-path="Pictures/1000020100000150000000246C9B200E.png" manifest:media-type="image/png"/>
  <manifest:file-entry manifest:full-path="Pictures/10000201000000A700000013E7A2FB34.png" manifest:media-type="image/png"/>
  <manifest:file-entry manifest:full-path="Pictures/10000201000000AE000000132F5CC3C2.png" manifest:media-type="image/png"/>
  <manifest:file-entry manifest:full-path="Pictures/10000201000001CC00000030D4702EC9.png" manifest:media-type="image/png"/>
  <manifest:file-entry manifest:full-path="Pictures/10000201000000D70000002EEAE29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09ee14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9ee1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n inline math formula:<text:span text:style-name="T1">\(\sum_{i=0}^N\sqrt{2\pi\sigma^2}\exp(\frac{(x_i-\mu)^2}{\sigma^2})\)</text:span> (should look as the picture above). </text:p>
      <text:p text:style-name="P2"/>
      <text:p text:style-name="P2"><draw:frame draw:style-name="fr1" draw:name="5" text:anchor-type="as-char" svg:width="2.2398in" svg:height="0.4791in" draw:z-index="1"><draw:image xlink:href="Pictures/10000201000000D70000002EEAE29E15.png" xlink:type="simple" xlink:show="embed" xlink:actuate="onLoad"/></draw:frame></text:p>
      <text:p text:style-name="P2"><draw:frame draw:style-name="fr1" draw:name="6" text:anchor-type="as-char" svg:width="4.7917in" svg:height="0.5in" draw:z-index="2"><draw:image xlink:href="Pictures/10000201000001CC00000030D4702EC9.png" xlink:type="simple" xlink:show="embed" xlink:actuate="onLoad"/></draw:frame></text:p>
      <text:p text:style-name="P2"><draw:frame draw:style-name="fr1" draw:name="7" text:anchor-type="as-char" svg:width="1.8126in" svg:height="0.198in" draw:z-index="3"><draw:image xlink:href="Pictures/10000201000000AE000000132F5CC3C2.png" xlink:type="simple" xlink:show="embed" xlink:actuate="onLoad"/></draw:frame></text:p>
      <text:p text:style-name="P2"><draw:frame draw:style-name="fr1" draw:name="8" text:anchor-type="as-char" svg:width="1.7398in" svg:height="0.198in" draw:z-index="4"><draw:image xlink:href="Pictures/10000201000000A700000013E7A2FB34.png" xlink:type="simple" xlink:show="embed" xlink:actuate="onLoad"/></draw:frame> <draw:frame draw:style-name="fr1" draw:name="9" text:anchor-type="as-char" svg:width="0.4689in" svg:height="0.1874in" draw:z-index="5"><draw:image xlink:href="Pictures/100002010000002D0000001246254031.png" xlink:type="simple" xlink:show="embed" xlink:actuate="onLoad"/></draw:frame>; </text:p>
      <text:p text:style-name="P2"><draw:frame draw:style-name="fr1" draw:name="10" text:anchor-type="as-char" svg:width="2.1252in" svg:height="0.2811in" draw:z-index="6"><draw:image xlink:href="Pictures/10000201000000CC0000001B5EFC99F0.png" xlink:type="simple" xlink:show="embed" xlink:actuate="onLoad"/></draw:frame> various cheating here(\langle/\rangle are pasted in, norm is double abs)</text:p>
      <text:p text:style-name="P1"><draw:frame draw:style-name="fr1" draw:name="11" text:anchor-type="as-char" svg:width="3.5in" svg:height="0.3752in" draw:z-index="0"><draw:image xlink:href="Pictures/1000020100000150000000246C9B20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11:04.718165592</meta:creation-date>
    <dc:date>2016-11-14T16:12:01.815298354</dc:date>
    <meta:editing-duration>PT57S</meta:editing-duration>
    <meta:editing-cycles>1</meta:editing-cycles>
    <meta:document-statistic meta:table-count="0" meta:image-count="7" meta:object-count="0" meta:page-count="1" meta:paragraph-count="7" meta:word-count="23" meta:character-count="213" meta:non-whitespace-character-count="189"/>
    <meta:generator>LibreOffice/4.4.6.3$Linux_X86_64 LibreOffice_project/40m0$Build-3</meta:generator>
  </office:meta>
</office:document-meta>
</file>